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5.26pt" svg:x="462.02pt" svg:y="9.04pt">
            <loext:p draw:notify-on-update-of-ranges="Sheet1.A2:Sheet1.A14 Sheet1.C2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.15pt" svg:y="253.73pt">
            <loext:p draw:notify-on-update-of-ranges="Sheet1.A2:Sheet1.A9 Sheet1.D2:Sheet1.D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63pt" svg:height="255.29pt" svg:x="466.27pt" svg:y="278.05pt">
            <loext:p draw:notify-on-update-of-ranges="Sheet1.A2:Sheet1.A14 Sheet1.F2:Sheet1.F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insert per obj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 B</text:p>
          </table:table-cell>
          <table:table-cell office:value-type="string" calcext:value-type="string">
            <text:p>Mem M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48447" calcext:value-type="float">
            <text:p>0.0748447</text:p>
          </table:table-cell>
          <table:table-cell office:value-type="float" office:value="0.000748447" calcext:value-type="float">
            <text:p>0.000748447</text:p>
          </table:table-cell>
          <table:table-cell office:value-type="float" office:value="0.000103858" calcext:value-type="float">
            <text:p>1.04E-04</text:p>
          </table:table-cell>
          <table:table-cell office:value-type="float" office:value="18776" calcext:value-type="float">
            <text:p>18776</text:p>
          </table:table-cell>
          <table:table-cell table:formula="of:=[.E2]/1000" office:value-type="float" office:value="18.776" calcext:value-type="float">
            <text:p>18.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2236" calcext:value-type="float">
            <text:p>0.102236</text:p>
          </table:table-cell>
          <table:table-cell office:value-type="float" office:value="0.000102236" calcext:value-type="float">
            <text:p>0.000102236</text:p>
          </table:table-cell>
          <table:table-cell office:value-type="float" office:value="0.000024485" calcext:value-type="float">
            <text:p>2.45E-05</text:p>
          </table:table-cell>
          <table:table-cell office:value-type="float" office:value="21876" calcext:value-type="float">
            <text:p>21876</text:p>
          </table:table-cell>
          <table:table-cell table:formula="of:=[.E3]/1000" office:value-type="float" office:value="21.876" calcext:value-type="float">
            <text:p>21.8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6648" calcext:value-type="float">
            <text:p>0.26648</text:p>
          </table:table-cell>
          <table:table-cell table:style-name="ce1" office:value-type="float" office:value="0.000026648" calcext:value-type="float">
            <text:p>2.66E-05</text:p>
          </table:table-cell>
          <table:table-cell office:value-type="float" office:value="0.000014826" calcext:value-type="float">
            <text:p>1.48E-05</text:p>
          </table:table-cell>
          <table:table-cell office:value-type="float" office:value="43524" calcext:value-type="float">
            <text:p>43524</text:p>
          </table:table-cell>
          <table:table-cell table:formula="of:=[.E4]/1000" office:value-type="float" office:value="43.524" calcext:value-type="float">
            <text:p>43.5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31369" calcext:value-type="float">
            <text:p>5.31369</text:p>
          </table:table-cell>
          <table:table-cell table:style-name="ce1" office:value-type="float" office:value="0.0000531369" calcext:value-type="float">
            <text:p>5.31E-05</text:p>
          </table:table-cell>
          <table:table-cell office:value-type="float" office:value="0.000018856" calcext:value-type="float">
            <text:p>1.89E-05</text:p>
          </table:table-cell>
          <table:table-cell office:value-type="float" office:value="238728" calcext:value-type="float">
            <text:p>238728</text:p>
          </table:table-cell>
          <table:table-cell table:formula="of:=[.E5]/1000" office:value-type="float" office:value="238.728" calcext:value-type="float">
            <text:p>238.7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.716" calcext:value-type="float">
            <text:p>19.716</text:p>
          </table:table-cell>
          <table:table-cell table:style-name="ce1" office:value-type="float" office:value="0.0000985801" calcext:value-type="float">
            <text:p>9.86E-05</text:p>
          </table:table-cell>
          <table:table-cell office:value-type="float" office:value="0.000016503" calcext:value-type="float">
            <text:p>1.65E-05</text:p>
          </table:table-cell>
          <table:table-cell office:value-type="float" office:value="462796" calcext:value-type="float">
            <text:p>462796</text:p>
          </table:table-cell>
          <table:table-cell table:formula="of:=[.E6]/1000" office:value-type="float" office:value="462.796" calcext:value-type="float">
            <text:p>462.79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11.905" calcext:value-type="float">
            <text:p>111.905</text:p>
          </table:table-cell>
          <table:table-cell office:value-type="float" office:value="0.000279763" calcext:value-type="float">
            <text:p>0.000279763</text:p>
          </table:table-cell>
          <table:table-cell office:value-type="float" office:value="0.000019501" calcext:value-type="float">
            <text:p>1.95E-05</text:p>
          </table:table-cell>
          <table:table-cell office:value-type="float" office:value="913560" calcext:value-type="float">
            <text:p>913560</text:p>
          </table:table-cell>
          <table:table-cell table:formula="of:=[.E7]/1000" office:value-type="float" office:value="913.56" calcext:value-type="float">
            <text:p>913.5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73.45" calcext:value-type="float">
            <text:p>273.45</text:p>
          </table:table-cell>
          <table:table-cell office:value-type="float" office:value="0.00045575" calcext:value-type="float">
            <text:p>0.00045575</text:p>
          </table:table-cell>
          <table:table-cell office:value-type="float" office:value="0.00002079" calcext:value-type="float">
            <text:p>2.08E-05</text:p>
          </table:table-cell>
          <table:table-cell table:style-name="ce1" office:value-type="float" office:value="1383350" calcext:value-type="float">
            <text:p>1.38E+06</text:p>
          </table:table-cell>
          <table:table-cell table:formula="of:=[.E8]/1000" office:value-type="float" office:value="1383.35" calcext:value-type="float">
            <text:p>1383.3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35.962" calcext:value-type="float">
            <text:p>535.962</text:p>
          </table:table-cell>
          <table:table-cell office:value-type="float" office:value="0.000669952" calcext:value-type="float">
            <text:p>0.000669952</text:p>
          </table:table-cell>
          <table:table-cell office:value-type="float" office:value="0.000021469" calcext:value-type="float">
            <text:p>2.15E-05</text:p>
          </table:table-cell>
          <table:table-cell table:style-name="ce1" office:value-type="float" office:value="1850080" calcext:value-type="float">
            <text:p>1.85E+06</text:p>
          </table:table-cell>
          <table:table-cell table:formula="of:=[.E9]/1000" office:value-type="float" office:value="1850.08" calcext:value-type="float">
            <text:p>1850.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30.187" calcext:value-type="float">
            <text:p>930.187</text:p>
          </table:table-cell>
          <table:table-cell office:value-type="float" office:value="0.000930187" calcext:value-type="float">
            <text:p>0.000930187</text:p>
          </table:table-cell>
          <table:table-cell office:value-type="float" office:value="0.000020907" calcext:value-type="float">
            <text:p>2.09E-05</text:p>
          </table:table-cell>
          <table:table-cell table:style-name="ce1" office:value-type="float" office:value="2328900" calcext:value-type="float">
            <text:p>2.33E+06</text:p>
          </table:table-cell>
          <table:table-cell table:formula="of:=[.E10]/1000" office:value-type="float" office:value="2328.9" calcext:value-type="float">
            <text:p>2328.9</text:p>
          </table:table-cell>
        </table:table-row>
        <table:table-row table:style-name="ro1" table:number-rows-repeated="3"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463.24pt" svg:y="22pt">
            <loext:p draw:notify-on-update-of-ranges="Sheet2.A2:Sheet2.A6 Sheet2.B2:Sheet2.B6 Sheet2.A2:Sheet2.A6 Sheet2.C2:Sheet2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47.63pt" svg:height="234.71pt" svg:x="112.51pt" svg:y="302.91pt">
            <loext:p draw:notify-on-update-of-ranges="Sheet2.A2:Sheet2.A6 Sheet2.D1:Sheet2.D1 Sheet2.D2:Sheet2.D6 Sheet2.A2:Sheet2.A6 Sheet2.F1:Sheet2.F1 Sheet2.F2:Sheet2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Knowrob</text:p>
          </table:table-cell>
          <table:table-cell/>
          <table:table-cell office:value-type="string" calcext:value-type="string">
            <text:p>Ontologeniu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0" calcext:value-type="float">
            <text:p>10</text:p>
          </table:table-cell>
          <table:table-cell office:value-type="float" office:value="19088" calcext:value-type="float">
            <text:p>19088</text:p>
          </table:table-cell>
          <table:table-cell table:formula="of:=[.E2]/1000" office:value-type="float" office:value="19.088" calcext:value-type="float">
            <text:p>19.088</text:p>
          </table:table-cell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5" calcext:value-type="float">
            <text:p>15</text:p>
          </table:table-cell>
          <table:table-cell office:value-type="float" office:value="22184" calcext:value-type="float">
            <text:p>22184</text:p>
          </table:table-cell>
          <table:table-cell table:formula="of:=[.E3]/1000" office:value-type="float" office:value="22.184" calcext:value-type="float">
            <text:p>22.184</text:p>
          </table:table-cell>
        </table:table-row>
        <table:table-row table:style-name="ro1">
          <table:table-cell table:formula="of:=[.A3]*10" office:value-type="float" office:value="10000" calcext:value-type="float">
            <text:p>1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70" calcext:value-type="float">
            <text:p>70</text:p>
          </table:table-cell>
          <table:table-cell office:value-type="float" office:value="44360" calcext:value-type="float">
            <text:p>44360</text:p>
          </table:table-cell>
          <table:table-cell table:formula="of:=[.E4]/1000" office:value-type="float" office:value="44.36" calcext:value-type="float">
            <text:p>44.36</text:p>
          </table:table-cell>
        </table:table-row>
        <table:table-row table:style-name="ro1">
          <table:table-cell table:formula="of:=[.A4]*10" office:value-type="float" office:value="100000" calcext:value-type="float">
            <text:p>10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550" calcext:value-type="float">
            <text:p>550</text:p>
          </table:table-cell>
          <table:table-cell office:value-type="float" office:value="242168" calcext:value-type="float">
            <text:p>242168</text:p>
          </table:table-cell>
          <table:table-cell table:formula="of:=[.E5]/1000" office:value-type="float" office:value="242.168" calcext:value-type="float">
            <text:p>242.168</text:p>
          </table:table-cell>
        </table:table-row>
        <table:table-row table:style-name="ro1">
          <table:table-cell table:formula="of:=[.A5]*10" office:value-type="float" office:value="1000000" calcext:value-type="float">
            <text:p>1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4500" calcext:value-type="float">
            <text:p>4500</text:p>
          </table:table-cell>
          <table:table-cell table:style-name="ce1" office:value-type="float" office:value="1993950" calcext:value-type="float">
            <text:p>1.99E+06</text:p>
          </table:table-cell>
          <table:table-cell table:formula="of:=[.E6]/1000" office:value-type="float" office:value="1993.95" calcext:value-type="float">
            <text:p>1993.95</text:p>
          </table:table-cell>
        </table:table-row>
      </table:table>
      <table:table table:name="Memory" table:style-name="ta1">
        <table:shapes>
          <draw:frame draw:z-index="0" draw:style-name="gr1" draw:text-style-name="P1" svg:width="576pt" svg:height="255.09pt" svg:x="345.49pt" svg:y="47.28pt">
            <loext:p draw:notify-on-update-of-ranges="Memory.A2:Memory.A10 Memory.C1:Memory.C1 Memory.C2:Memory.C10 Memory.A2:Memory.A10 Memory.D1:Memory.D1 Memory.D2:Memory.D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Ontologenius</text:p>
          </table:table-cell>
          <table:table-cell office:value-type="string" calcext:value-type="string">
            <text:p>Knowrob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776" calcext:value-type="float">
            <text:p>18776</text:p>
          </table:table-cell>
          <table:table-cell table:formula="of:=[.B2]/1000" office:value-type="float" office:value="18.776" calcext:value-type="float">
            <text:p>18.776</text:p>
          </table:table-cell>
          <table:table-cell office:value-type="float" office:value="10" calcext:value-type="float">
            <text:p>10</text:p>
          </table:table-cell>
          <table:table-cell table:formula="of:=[.D2]-[.C2]" office:value-type="float" office:value="-8.776" calcext:value-type="float">
            <text:p>-8.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876" calcext:value-type="float">
            <text:p>21876</text:p>
          </table:table-cell>
          <table:table-cell table:formula="of:=[.B3]/1000" office:value-type="float" office:value="21.876" calcext:value-type="float">
            <text:p>21.876</text:p>
          </table:table-cell>
          <table:table-cell office:value-type="float" office:value="15" calcext:value-type="float">
            <text:p>15</text:p>
          </table:table-cell>
          <table:table-cell table:formula="of:=[.D3]-[.C3]" office:value-type="float" office:value="-6.876" calcext:value-type="float">
            <text:p>-6.8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524" calcext:value-type="float">
            <text:p>43524</text:p>
          </table:table-cell>
          <table:table-cell table:formula="of:=[.B4]/1000" office:value-type="float" office:value="43.524" calcext:value-type="float">
            <text:p>43.524</text:p>
          </table:table-cell>
          <table:table-cell office:value-type="float" office:value="70" calcext:value-type="float">
            <text:p>70</text:p>
          </table:table-cell>
          <table:table-cell table:formula="of:=[.D4]-[.C4]" office:value-type="float" office:value="26.476" calcext:value-type="float">
            <text:p>26.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8728" calcext:value-type="float">
            <text:p>238728</text:p>
          </table:table-cell>
          <table:table-cell table:formula="of:=[.B5]/1000" office:value-type="float" office:value="238.728" calcext:value-type="float">
            <text:p>238.728</text:p>
          </table:table-cell>
          <table:table-cell office:value-type="float" office:value="550" calcext:value-type="float">
            <text:p>550</text:p>
          </table:table-cell>
          <table:table-cell table:formula="of:=[.D5]-[.C5]" office:value-type="float" office:value="311.272" calcext:value-type="float">
            <text:p>311.2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62796" calcext:value-type="float">
            <text:p>462796</text:p>
          </table:table-cell>
          <table:table-cell table:formula="of:=[.B6]/1000" office:value-type="float" office:value="462.796" calcext:value-type="float">
            <text:p>462.796</text:p>
          </table:table-cell>
          <table:table-cell/>
          <table:table-cell table:formula="of:=[.D6]-[.C6]" office:value-type="float" office:value="-462.796" calcext:value-type="float">
            <text:p>-462.79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13560" calcext:value-type="float">
            <text:p>913560</text:p>
          </table:table-cell>
          <table:table-cell table:formula="of:=[.B7]/1000" office:value-type="float" office:value="913.56" calcext:value-type="float">
            <text:p>913.56</text:p>
          </table:table-cell>
          <table:table-cell/>
          <table:table-cell table:formula="of:=[.D7]-[.C7]" office:value-type="float" office:value="-913.56" calcext:value-type="float">
            <text:p>-913.5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style-name="ce1" office:value-type="float" office:value="1383350" calcext:value-type="float">
            <text:p>1.38E+06</text:p>
          </table:table-cell>
          <table:table-cell table:formula="of:=[.B8]/1000" office:value-type="float" office:value="1383.35" calcext:value-type="float">
            <text:p>1383.35</text:p>
          </table:table-cell>
          <table:table-cell/>
          <table:table-cell table:formula="of:=[.D8]-[.C8]" office:value-type="float" office:value="-1383.35" calcext:value-type="float">
            <text:p>-1383.3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style-name="ce1" office:value-type="float" office:value="1850080" calcext:value-type="float">
            <text:p>1.85E+06</text:p>
          </table:table-cell>
          <table:table-cell table:formula="of:=[.B9]/1000" office:value-type="float" office:value="1850.08" calcext:value-type="float">
            <text:p>1850.08</text:p>
          </table:table-cell>
          <table:table-cell/>
          <table:table-cell table:formula="of:=[.D9]-[.C9]" office:value-type="float" office:value="-1850.08" calcext:value-type="float">
            <text:p>-1850.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2328900" calcext:value-type="float">
            <text:p>2.33E+06</text:p>
          </table:table-cell>
          <table:table-cell table:formula="of:=[.B10]/1000" office:value-type="float" office:value="2328.9" calcext:value-type="float">
            <text:p>2328.9</text:p>
          </table:table-cell>
          <table:table-cell office:value-type="float" office:value="4500" calcext:value-type="float">
            <text:p>4500</text:p>
          </table:table-cell>
          <table:table-cell table:formula="of:=[.D10]-[.C10]" office:value-type="float" office:value="2171.1" calcext:value-type="float">
            <text:p>2171.1</text:p>
          </table:table-cell>
        </table:table-row>
      </table:table>
      <table:table table:name="Insertion" table:style-name="ta1">
        <table:shapes>
          <draw:frame draw:z-index="0" draw:style-name="gr1" draw:text-style-name="P1" svg:width="576pt" svg:height="255.09pt" svg:x="214.36pt" svg:y="8.08pt">
            <loext:p draw:notify-on-update-of-ranges="Insertion.A2:Insertion.A10 Insertion.B1:Insertion.B1 Insertion.B2:Insertion.B10 Insertion.A2:Insertion.A10 Insertion.C1:Insertion.C1 Insertion.C2:Insertion.C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Knowro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748447" calcext:value-type="float">
            <text:p>0.000748447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02236" calcext:value-type="float">
            <text:p>0.000102236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26648" calcext:value-type="float">
            <text:p>2.66E-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00531369" calcext:value-type="float">
            <text:p>5.31E-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1" office:value-type="float" office:value="0.0000985801" calcext:value-type="float">
            <text:p>9.86E-05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279763" calcext:value-type="float">
            <text:p>0.000279763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45575" calcext:value-type="float">
            <text:p>0.00045575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669952" calcext:value-type="float">
            <text:p>0.00066995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930187" calcext:value-type="float">
            <text:p>0.000930187</text:p>
          </table:table-cell>
          <table:table-cell office:value-type="float" office:value="0.0013" calcext:value-type="float">
            <text:p>0.0013</text:p>
          </table:table-cell>
        </table:table-row>
      </table:table>
      <table:table table:name="Query" table:style-name="ta1">
        <table:shapes>
          <draw:frame draw:z-index="0" draw:style-name="gr1" draw:text-style-name="P1" svg:width="576pt" svg:height="255.09pt" svg:x="329.9pt" svg:y="27.69pt">
            <loext:p draw:notify-on-update-of-ranges="Query.A2:Query.A10 Query.B1:Query.B1 Query.B2:Query.B10 Query.A2:Query.A10 Query.C1:Query.C1 Query.C2:Query.C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Knowro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3858" calcext:value-type="float">
            <text:p>1.04E-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24485" calcext:value-type="float">
            <text:p>2.45E-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4826" calcext:value-type="float">
            <text:p>1.48E-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18856" calcext:value-type="float">
            <text:p>1.89E-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0016503" calcext:value-type="float">
            <text:p>1.65E-05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019501" calcext:value-type="float">
            <text:p>1.95E-05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02079" calcext:value-type="float">
            <text:p>2.08E-05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021469" calcext:value-type="float">
            <text:p>2.15E-05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020907" calcext:value-type="float">
            <text:p>2.09E-05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00/00/0000</text:date>, <text:time style:data-style-name="N2" text:time-value="16:22:45.919789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20:09.153612181</meta:creation-date>
    <dc:date>2021-05-24T16:23:23.686351166</dc:date>
    <meta:editing-duration>PT51M11S</meta:editing-duration>
    <meta:editing-cycles>9</meta:editing-cycles>
    <meta:generator>LibreOffice/5.1.6.2$Linux_X86_64 LibreOffice_project/10m0$Build-2</meta:generator>
    <meta:document-statistic meta:table-count="5" meta:cell-count="1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147cm" svg:y="4.204cm" style:legend-expansion="high" chart:style-name="ch2"/>
        <chart:plot-area chart:style-name="ch3" table:cell-range-address="Sheet1.A2:Sheet1.A14 Sheet1.C2:Sheet1.C14" svg:x="0.319cm" svg:y="0.18cm" svg:width="12.509cm" svg:height="8.646cm">
          <chartooo:coordinate-region svg:x="1.787cm" svg:y="0.379cm" svg:width="10.39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0.000748447">
                <text:p>0.000748447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102236">
                <text:p>0.000102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26648">
                <text:p>0.00002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531369">
                <text:p>0.0000531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985801">
                <text:p>0.0000985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279763">
                <text:p>0.000279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45575">
                <text:p>0.00045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669952">
                <text:p>0.00066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000930187">
                <text:p>0.000930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78cm" svg:y="4.204cm" style:legend-expansion="high" chart:style-name="ch2"/>
        <chart:plot-area chart:style-name="ch3" table:cell-range-address="Sheet1.A2:Sheet1.A14 Sheet1.F2:Sheet1.F14" svg:x="0.32cm" svg:y="0.18cm" svg:width="12.538cm" svg:height="8.647cm">
          <chartooo:coordinate-region svg:x="1.127cm" svg:y="0.379cm" svg:width="10.71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4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8.776">
                <text:p>18.776</text:p>
                <draw:g>
                  <svg:desc>Sheet1.F2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1.876">
                <text:p>21.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.524">
                <text:p>43.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38.728">
                <text:p>238.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62.796">
                <text:p>462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913.56">
                <text:p>913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383.35">
                <text:p>138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850.08">
                <text:p>185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2328.9">
                <text:p>232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2:Sheet1.A9 Sheet1.D2:Sheet1.D9" svg:x="0.319cm" svg:y="0.18cm" svg:width="12.508cm" svg:height="8.646cm">
          <chartooo:coordinate-region svg:x="1.946cm" svg:y="0.379cm" svg:width="10.12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9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.000103858">
                <text:p>0.000103858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24485">
                <text:p>0.000024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14826">
                <text:p>0.000014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18856">
                <text:p>0.000018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16503">
                <text:p>0.000016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019501">
                <text:p>0.000019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02079">
                <text:p>0.00002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021469">
                <text:p>0.000021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2.A2:Sheet2.C6" svg:x="0.32cm" svg:y="0.18cm" svg:width="12.508cm" svg:height="8.64cm">
          <chartooo:coordinate-region svg:x="1.603cm" svg:y="0.379cm" svg:width="10.5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6" chart:class="chart:scatter">
            <chart:domain table:cell-range-address="Sheet2.A2:Sheet2.A6"/>
            <chart:data-point chart:repeated="5"/>
          </chart:series>
          <chart:series chart:style-name="ch8" chart:values-cell-range-address="Sheet2.C2:Sheet2.C6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6</svg:desc>
                </draw:g>
              </table:table-cell>
              <table:table-cell office:value-type="float" office:value="0.001">
                <text:p>0.001</text:p>
                <draw:g>
                  <svg:desc>Sheet2.B2:Sheet2.B6</svg:desc>
                </draw:g>
              </table:table-cell>
              <table:table-cell office:value-type="float" office:value="0.0013">
                <text:p>0.0013</text:p>
                <draw:g>
                  <svg:desc>Sheet2.C2:Sheet2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">
                <text:p>0.00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2">
                <text:p>0.00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2">
                <text:p>0.00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001">
                <text:p>0.001</text:p>
              </table:table-cell>
              <table:table-cell office:value-type="float" office:value="0.0013">
                <text:p>0.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cm" svg:height="8.281cm" xlink:href=".." xlink:type="simple" chart:class="chart:scatter" chart:style-name="ch1">
        <chart:legend svg:x="2.155cm" svg:y="0.377cm" style:legend-expansion="custom" chartooo:width="4.856cm" chartooo:height="1.096cm" style:legend-expansion-aspect-ratio="4.43065693430657" chart:style-name="ch2"/>
        <chart:plot-area chart:style-name="ch3" table:cell-range-address="Sheet2.A2:Sheet2.A6 Sheet2.D1:Sheet2.D6 Sheet2.F1:Sheet2.F6" chart:data-source-has-labels="row" svg:x="1.397cm" svg:y="0.165cm" svg:width="17.537cm" svg:height="6.97cm">
          <chartooo:coordinate-region svg:x="2.204cm" svg:y="0.364cm" svg:width="15.71cm" svg:height="6.124cm"/>
          <chart:axis chart:dimension="x" chart:name="primary-x" chart:style-name="ch4">
            <chart:title svg:x="8.044cm" svg:y="7.3cm" chart:style-name="ch5">
              <text:p>Number of perceived objects</text:p>
            </chart:title>
          </chart:axis>
          <chart:axis chart:dimension="y" chart:name="primary-y" chart:style-name="ch4">
            <chart:title svg:x="0.451cm" svg:y="4.673cm" chart:style-name="ch6">
              <text:p>Memory (MB)</text:p>
            </chart:title>
            <chart:grid chart:style-name="ch7" chart:class="major"/>
          </chart:axis>
          <chart:series chart:style-name="ch8" chart:values-cell-range-address="Sheet2.D2:Sheet2.D6" chart:label-cell-address="Sheet2.D1:Sheet2.D1" chart:class="chart:scatter">
            <chart:domain table:cell-range-address="Sheet2.A2:Sheet2.A6"/>
            <chart:data-point chart:repeated="5"/>
          </chart:series>
          <chart:series chart:style-name="ch9" chart:values-cell-range-address="Sheet2.F2:Sheet2.F6" chart:label-cell-address="Sheet2.F1:Sheet2.F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nowrob</text:p>
                <draw:g>
                  <svg:desc>Sheet2.D1:Sheet2.D1</svg:desc>
                </draw:g>
              </table:table-cell>
              <table:table-cell office:value-type="string">
                <text:p>Ontologeniu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6</svg:desc>
                </draw:g>
              </table:table-cell>
              <table:table-cell office:value-type="float" office:value="10">
                <text:p>10</text:p>
                <draw:g>
                  <svg:desc>Sheet2.D2:Sheet2.D6</svg:desc>
                </draw:g>
              </table:table-cell>
              <table:table-cell office:value-type="float" office:value="19.088">
                <text:p>19.088</text:p>
                <draw:g>
                  <svg:desc>Sheet2.F2:Sheet2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22.184">
                <text:p>22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0">
                <text:p>70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550">
                <text:p>550</text:p>
              </table:table-cell>
              <table:table-cell office:value-type="float" office:value="242.168">
                <text:p>242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500">
                <text:p>4500</text:p>
              </table:table-cell>
              <table:table-cell office:value-type="float" office:value="1993.95">
                <text:p>1993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0.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0.5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2.404cm" svg:y="0.564cm" style:legend-expansion="custom" chartooo:width="5.26cm" chartooo:height="1.36cm" style:legend-expansion-aspect-ratio="3.86764705882353" chart:style-name="ch2"/>
        <chart:plot-area chart:style-name="ch3" table:cell-range-address="Memory.A2:Memory.A10 Memory.C1:Memory.D10" chart:data-source-has-labels="row" svg:x="1.608cm" svg:y="0.18cm" svg:width="18.307cm" svg:height="7.468cm">
          <chartooo:coordinate-region svg:x="2.415cm" svg:y="0.445cm" svg:width="16.48cm" svg:height="6.424cm"/>
          <chart:axis chart:dimension="x" chart:name="primary-x" chart:style-name="ch4">
            <chart:title svg:x="8.299cm" svg:y="7.829cm" chart:style-name="ch5">
              <text:p>Number of perceived objects</text:p>
            </chart:title>
          </chart:axis>
          <chart:axis chart:dimension="y" chart:name="primary-y" chart:style-name="ch4">
            <chart:title svg:x="0.451cm" svg:y="5.172cm" chart:style-name="ch6">
              <text:p>Memory (MB)</text:p>
            </chart:title>
            <chart:grid chart:style-name="ch7" chart:class="major"/>
          </chart:axis>
          <chart:series chart:style-name="ch8" chart:values-cell-range-address="Memory.C2:Memory.C10" chart:label-cell-address="Memory.C1:Memory.C1" chart:class="chart:scatter">
            <chart:domain table:cell-range-address="Memory.A2:Memory.A10"/>
            <chart:data-point chart:repeated="9"/>
          </chart:series>
          <chart:series chart:style-name="ch9" chart:values-cell-range-address="Memory.D2:Memory.D10" chart:label-cell-address="Memory.D1:Memory.D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Memory.C1:Memory.C1</svg:desc>
                </draw:g>
              </table:table-cell>
              <table:table-cell office:value-type="string">
                <text:p>Knowrob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emory.A2:Memory.A10</svg:desc>
                </draw:g>
              </table:table-cell>
              <table:table-cell office:value-type="float" office:value="18.776">
                <text:p>18.776</text:p>
                <draw:g>
                  <svg:desc>Memory.C2:Memory.C10</svg:desc>
                </draw:g>
              </table:table-cell>
              <table:table-cell office:value-type="float" office:value="10">
                <text:p>10</text:p>
                <draw:g>
                  <svg:desc>Memory.D2:Memory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1.876">
                <text:p>21.8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.524">
                <text:p>43.5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38.728">
                <text:p>238.7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62.796">
                <text:p>462.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913.56">
                <text:p>91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383.35">
                <text:p>138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850.08">
                <text:p>185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2328.9">
                <text:p>2328.9</text:p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0.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0.5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3.385cm" svg:y="0.432cm" style:legend-expansion="custom" chartooo:width="4.526cm" chartooo:height="1.36cm" style:legend-expansion-aspect-ratio="3.32794117647059" chart:style-name="ch2"/>
        <chart:plot-area chart:style-name="ch3" table:cell-range-address="Insertion.A2:Insertion.C10 Insertion.B1:Insertion.C1" chart:data-source-has-labels="row" svg:x="1.608cm" svg:y="0.18cm" svg:width="18.307cm" svg:height="7.468cm">
          <chartooo:coordinate-region svg:x="3.076cm" svg:y="0.445cm" svg:width="16.189cm" svg:height="6.424cm"/>
          <chart:axis chart:dimension="x" chart:name="primary-x" chart:style-name="ch4">
            <chart:title svg:x="8.299cm" svg:y="7.829cm" chart:style-name="ch5">
              <text:p>Number of perceived objects</text:p>
            </chart:title>
          </chart:axis>
          <chart:axis chart:dimension="y" chart:name="primary-y" chart:style-name="ch4">
            <chart:title svg:x="0.451cm" svg:y="5.635cm" chart:style-name="ch6">
              <text:p>CPU time (seconds)</text:p>
            </chart:title>
            <chart:grid chart:style-name="ch7" chart:class="major"/>
          </chart:axis>
          <chart:series chart:style-name="ch8" chart:values-cell-range-address="Insertion.B2:Insertion.B10" chart:label-cell-address="Insertion.B1:Insertion.B1" chart:class="chart:scatter">
            <chart:domain table:cell-range-address="Insertion.A2:Insertion.A10"/>
            <chart:data-point chart:repeated="9"/>
          </chart:series>
          <chart:series chart:style-name="ch9" chart:values-cell-range-address="Insertion.C2:Insertion.C10" chart:label-cell-address="Insertion.C1:Insertion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Insertion.B1:Insertion.B1</svg:desc>
                </draw:g>
              </table:table-cell>
              <table:table-cell office:value-type="string">
                <text:p>Knowrob</text:p>
                <draw:g>
                  <svg:desc>Insertion.C1:Inser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sertion.A2:Insertion.A10</svg:desc>
                </draw:g>
              </table:table-cell>
              <table:table-cell office:value-type="float" office:value="0.000748447">
                <text:p>0.000748447</text:p>
                <draw:g>
                  <svg:desc>Insertion.B2:Insertion.B10</svg:desc>
                </draw:g>
              </table:table-cell>
              <table:table-cell office:value-type="float" office:value="0.0013">
                <text:p>0.0013</text:p>
                <draw:g>
                  <svg:desc>Insertion.C2:Insertion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102236">
                <text:p>0.000102236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26648">
                <text:p>0.00002664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531369">
                <text:p>0.000053136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985801">
                <text:p>0.000098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279763">
                <text:p>0.00027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45575">
                <text:p>0.0004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669952">
                <text:p>0.00066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000930187">
                <text:p>0.000930187</text:p>
              </table:table-cell>
              <table:table-cell office:value-type="float" office:value="0.0013">
                <text:p>0.00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0.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0.5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3.026cm" svg:y="0.458cm" style:legend-expansion="custom" chartooo:width="5.26cm" chartooo:height="1.36cm" style:legend-expansion-aspect-ratio="3.86764705882353" chart:style-name="ch2"/>
        <chart:plot-area chart:style-name="ch3" table:cell-range-address="Query.A2:Query.C10 Query.B1:Query.C1" chart:data-source-has-labels="row" svg:x="1.608cm" svg:y="0.18cm" svg:width="18.307cm" svg:height="7.468cm">
          <chartooo:coordinate-region svg:x="3.076cm" svg:y="0.445cm" svg:width="16.189cm" svg:height="6.424cm"/>
          <chart:axis chart:dimension="x" chart:name="primary-x" chart:style-name="ch4">
            <chart:title svg:x="8.299cm" svg:y="7.829cm" chart:style-name="ch5">
              <text:p>Number of perceived objects</text:p>
            </chart:title>
          </chart:axis>
          <chart:axis chart:dimension="y" chart:name="primary-y" chart:style-name="ch4">
            <chart:title svg:x="0.451cm" svg:y="5.635cm" chart:style-name="ch6">
              <text:p>CPU time (seconds)</text:p>
            </chart:title>
            <chart:grid chart:style-name="ch7" chart:class="major"/>
          </chart:axis>
          <chart:series chart:style-name="ch8" chart:values-cell-range-address="Query.B2:Query.B10" chart:label-cell-address="Query.B1:Query.B1" chart:class="chart:scatter">
            <chart:domain table:cell-range-address="Query.A2:Query.A10"/>
            <chart:data-point chart:repeated="9"/>
          </chart:series>
          <chart:series chart:style-name="ch9" chart:values-cell-range-address="Query.C2:Query.C10" chart:label-cell-address="Query.C1:Query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Query.B1:Query.B1</svg:desc>
                </draw:g>
              </table:table-cell>
              <table:table-cell office:value-type="string">
                <text:p>Knowrob</text:p>
                <draw:g>
                  <svg:desc>Query.C1:Que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uery.A2:Query.A10</svg:desc>
                </draw:g>
              </table:table-cell>
              <table:table-cell office:value-type="float" office:value="0.000103858">
                <text:p>0.000103858</text:p>
                <draw:g>
                  <svg:desc>Query.B2:Query.B10</svg:desc>
                </draw:g>
              </table:table-cell>
              <table:table-cell office:value-type="float" office:value="0.001">
                <text:p>0.001</text:p>
                <draw:g>
                  <svg:desc>Query.C2:Query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24485">
                <text:p>0.00002448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14826">
                <text:p>0.0000148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18856">
                <text:p>0.0000188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16503">
                <text:p>0.00001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019501">
                <text:p>0.00001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02079">
                <text:p>0.0000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021469">
                <text:p>0.00002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907">
                <text:p>0.000020907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